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MJI" svg:font-family="MJI"/>
    <style:font-face style:name="Symbol" svg:font-family="Symbol"/>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3.251cm" table:align="left"/>
    </style:style>
    <style:style style:name="Tabela2.A" style:family="table-column">
      <style:table-column-properties style:column-width="1.665cm"/>
    </style:style>
    <style:style style:name="Tabela2.B" style:family="table-column">
      <style:table-column-properties style:column-width="1.586cm"/>
    </style:style>
    <style:style style:name="Tabela2.A1" style:family="table-cell">
      <style:table-cell-properties style:vertical-align="middle" fo:padding="0.049cm" fo:border="none"/>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end"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line-height="100%" fo:text-align="start" style:justify-single-word="false"/>
      <style:text-properties style:use-window-font-color="true" style:font-name="Times New Roman" fo:font-size="12pt" fo:font-style="italic" fo:font-weight="normal" fo:background-color="transparent" style:font-name-asian="Times New Roman" style:font-name-complex="Times New Roman"/>
    </style:style>
    <style:style style:name="P9" style:family="paragraph" style:parent-style-name="Standard">
      <style:paragraph-properties fo:line-height="100%" fo:text-align="center" style:justify-single-word="false"/>
      <style:text-properties style:use-window-font-color="true" style:font-name="Times New Roman" fo:font-size="12pt" fo:font-weight="normal" fo:background-color="transparent" style:font-name-asian="Times New Roman" style:font-name-complex="Times New Roman"/>
    </style:style>
    <style:style style:name="P10" style:family="paragraph" style:parent-style-name="Standard">
      <style:paragraph-properties fo:line-height="100%" fo:text-align="end" style:justify-single-word="false"/>
      <style:text-properties style:use-window-font-color="true" style:font-name="Times New Roman" fo:font-size="12pt" fo:font-weight="normal" fo:background-color="transparent" style:font-name-asian="Times New Roman" style:font-name-complex="Times New Roman"/>
    </style:style>
    <style:style style:name="P11" style:family="paragraph" style:parent-style-name="Standard">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2"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13" style:family="paragraph" style:parent-style-name="Standard">
      <style:paragraph-properties fo:line-height="100%" fo:text-align="center" style:justify-single-word="false"/>
      <style:text-properties style:use-window-font-color="true" style:font-name="Times New Roman" fo:font-size="12pt" fo:font-weight="bold" fo:background-color="transparent" style:font-name-asian="Times New Roman" style:font-name-complex="Times New Roman"/>
    </style:style>
    <style:style style:name="P14" style:family="paragraph" style:parent-style-name="Standard">
      <style:paragraph-properties fo:line-height="100%" fo:text-align="justify" style:justify-single-word="false"/>
      <style:text-properties style:use-window-font-color="true" style:font-name="Times New Roman" fo:font-size="12pt" fo:font-weight="bold" fo:background-color="transparent" style:font-name-asian="Times New Roman" style:font-name-complex="Times New Roman"/>
    </style:style>
    <style:style style:name="P15" style:family="paragraph" style:parent-style-name="Standard">
      <style:paragraph-properties fo:line-height="100%" fo:text-align="center" style:justify-single-word="false"/>
      <style:text-properties style:use-window-font-color="true" style:font-name="Times New Roman" fo:font-size="16pt" fo:font-weight="normal" fo:background-color="transparent" style:font-name-asian="Times New Roman" style:font-name-complex="Times New Roman"/>
    </style:style>
    <style:style style:name="P16" style:family="paragraph" style:parent-style-name="Standard">
      <style:paragraph-properties fo:line-height="100%" fo:text-align="center" style:justify-single-word="false"/>
      <style:text-properties style:use-window-font-color="true" style:font-name="Times New Roman" fo:font-size="14pt" fo:font-weight="normal" fo:background-color="transparent" style:font-name-asian="Times New Roman" style:font-name-complex="Times New Roman"/>
    </style:style>
    <style:style style:name="P17" style:family="paragraph" style:parent-style-name="Standard">
      <style:paragraph-properties fo:margin-left="1.27cm" fo:margin-right="0cm" fo:line-height="100%" fo:text-align="start" style:justify-single-word="false" fo:text-indent="0cm" style:auto-text-indent="false"/>
    </style:style>
    <style:style style:name="P18" style:family="paragraph" style:parent-style-name="Standard">
      <style:paragraph-properties fo:margin-left="1.27cm" fo:margin-right="0cm" fo:line-height="100%" fo:text-align="start"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19" style:family="paragraph" style:parent-style-name="Standard">
      <style:paragraph-properties fo:margin-left="8.742cm" fo:margin-right="0cm" fo:line-height="100%" fo:text-align="end"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20" style:family="paragraph" style:parent-style-name="Standard">
      <style:paragraph-properties fo:margin-left="7.502cm" fo:margin-right="0cm" fo:line-height="100%" fo:text-align="end"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21" style:family="paragraph" style:parent-style-name="Standard">
      <style:paragraph-properties fo:margin-left="4.995cm" fo:margin-right="0cm" fo:line-height="100%" fo:text-align="end"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22" style:family="paragraph" style:parent-style-name="Standard">
      <style:paragraph-properties fo:margin-left="7.493cm" fo:margin-right="0cm" fo:line-height="100%" fo:text-align="center" style:justify-single-word="false" fo:text-indent="1.249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margin-left="0.501cm" fo:margin-right="0cm" fo:line-height="100%" fo:text-align="justify" style:justify-single-word="false" fo:text-indent="-0.501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padding-left="0cm" fo:padding-right="0cm" fo:padding-top="0.049cm" fo:padding-bottom="0cm" fo:border-left="none" fo:border-right="none" fo:border-top="0.002cm solid #000000" fo:border-bottom="none"/>
    </style:style>
    <style:style style:name="P26" style:family="paragraph" style:parent-style-name="Table_20_Contents">
      <style:paragraph-properties fo:text-align="center" style:justify-single-word="false" fo:padding-left="0cm" fo:padding-right="0cm" fo:padding-top="0.049cm" fo:padding-bottom="0cm" fo:border-left="none" fo:border-right="none" fo:border-top="0.002cm solid #000000" fo:border-bottom="none"/>
    </style:style>
    <style:style style:name="P27" style:family="paragraph" style:parent-style-name="Standard">
      <style:paragraph-properties fo:line-height="100%" fo:text-align="start" style:justify-single-word="false"/>
    </style:style>
    <style:style style:name="P28" style:family="paragraph" style:parent-style-name="Standard" style:list-style-name="L1">
      <style:paragraph-properties fo:line-height="100%" fo:text-align="start" style:justify-single-word="false"/>
    </style:style>
    <style:style style:name="P29" style:family="paragraph" style:parent-style-name="Standard" style:list-style-name="L2">
      <style:paragraph-properties fo:line-height="100%" fo:text-align="start" style:justify-single-word="false"/>
    </style:style>
    <style:style style:name="P30" style:family="paragraph" style:parent-style-name="Standard" style:list-style-name="L3">
      <style:paragraph-properties fo:line-height="100%" fo:text-align="start" style:justify-single-word="false"/>
    </style:style>
    <style:style style:name="P31" style:family="paragraph" style:parent-style-name="Standard" style:list-style-name="L4">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2pt" fo:font-style="italic" fo:font-weight="normal" fo:background-color="transparent" style:font-name-asian="Times New Roman" style:font-name-complex="Times New Roman"/>
    </style:style>
    <style:style style:name="T2" style:family="text">
      <style:text-properties style:use-window-font-color="true" style:font-name="Times New Roman" fo:font-size="12pt" fo:font-style="italic" fo:font-weight="bold" fo:background-color="transparent" style:font-name-asian="Times New Roman" style:font-name-complex="Times New Roman"/>
    </style:style>
    <style:style style:name="T3" style:family="text">
      <style:text-properties style:use-window-font-color="true" style:font-name="Times New Roman" fo:font-size="12pt" fo:font-weight="normal" fo:background-color="transparent" style:font-name-asian="Times New Roman" style:font-name-complex="Times New Roman"/>
    </style:style>
    <style:style style:name="T4" style:family="text">
      <style:text-properties style:use-window-font-color="true" style:font-name="Times New Roman" fo:font-size="12pt" fo:font-weight="bold" fo:background-color="transparent" style:font-name-asian="Times New Roman" style:font-name-complex="Times New Roman"/>
    </style:style>
    <style:style style:name="T5" style:family="text">
      <style:text-properties style:use-window-font-color="true" style:font-name="Times New Roman" fo:font-size="16pt" fo:font-weight="normal" fo:background-color="transparent" style:font-name-asian="Times New Roman" style:font-name-complex="Times New Roman"/>
    </style:style>
    <style:style style:name="T6" style:family="text">
      <style:text-properties style:use-window-font-color="true" style:font-name="Times New Roman" fo:font-size="14pt" fo:font-weight="normal" fo:background-color="transparent" style:font-name-asian="Times New Roman" style:font-name-complex="Times New Roman"/>
    </style:style>
    <style:style style:name="T7" style:family="text">
      <style:text-properties style:use-window-font-color="true" style:font-name="Times New Roman" fo:font-size="24pt" fo:font-weight="normal" fo:background-color="transparent" style:font-name-asian="Times New Roman" style:font-name-complex="Times New Roman"/>
    </style:style>
    <style:style style:name="T8" style:family="text">
      <style:text-properties style:use-window-font-color="true" style:font-name="Times New Roman" fo:font-size="24pt" fo:font-style="italic" fo:font-weight="normal" fo:background-color="transparent" style:font-name-asian="Times New Roman" style:font-name-complex="Times New Roman"/>
    </style:style>
    <style:style style:name="T9" style:family="text">
      <style:text-properties fo:color="#000000" style:font-name="Times New Roman" fo:font-size="12pt" fo:font-weight="normal" fo:background-color="transparent" style:font-name-asian="Times New Roman" style:font-name-complex="Times New Roman"/>
    </style:style>
    <style:style style:name="T10"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1" style:family="text">
      <style:text-properties fo:color="#0000ff"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12" style:family="text">
      <style:text-properties style:font-name="MJI"/>
    </style:style>
    <style:style style:name="T13" style:family="text">
      <style:text-properties style:text-line-through-style="none" style:font-name="MJI" style:text-underline-style="none" style:text-blinking="false"/>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8"><text:tab/><text:tab/><text:tab/><text:tab/><text:tab/><text:tab/><text:tab/><text:tab/><text:tab/></text:p>
      <text:p text:style-name="P2"><text:span text:style-name="T5">Szko</text:span><text:span text:style-name="T5">ła Gł</text:span><text:span text:style-name="T5">ówna Gospodarstwa Wiejskiego</text:span></text:p>
      <text:p text:style-name="P15">w Warszawie</text:p>
      <text:p text:style-name="P2"><text:span text:style-name="T5">Wydzia</text:span><text:span text:style-name="T5">ł Zastosowań Informatyki i Matematyki</text:span></text:p>
      <text:p text:style-name="P5"/>
      <text:p text:style-name="P5"/>
      <text:p text:style-name="P5"/>
      <text:p text:style-name="P5"/>
      <text:p text:style-name="P5"/>
      <text:p text:style-name="P5"/>
      <text:p text:style-name="P2"><text:span text:style-name="T6">Pawe</text:span><text:span text:style-name="T6">ł Kowaluk</text:span></text:p>
      <text:p text:style-name="P9">178715</text:p>
      <text:p text:style-name="P5"/>
      <text:p text:style-name="P5"/>
      <text:p text:style-name="P5"/>
      <text:p text:style-name="P5"/>
      <text:p text:style-name="P5"/>
      <text:p text:style-name="P2"><text:span text:style-name="T7">Gra komputerowa</text:span><text:span text:style-name="T8"> </text:span><text:span text:style-name="T7">symuluj</text:span><text:span text:style-name="T7">ąca skok ze spadochronem z wykorzystaniem silnika Unreal Engine 4 i języka programowania C++</text:span></text:p>
      <text:p text:style-name="P5"/>
      <text:p text:style-name="P15">Computer game simulating skydiving using Unreal Engine 4</text:p>
      <text:p text:style-name="P15">and the     programming language C ++</text:p>
      <text:p text:style-name="P5"/>
      <text:p text:style-name="P5"/>
      <text:p text:style-name="P2"><text:span text:style-name="T6">Praca dyplomowa in</text:span><text:span text:style-name="T6">żynierska</text:span></text:p>
      <text:p text:style-name="P16">na kierunku informatyka</text:p>
      <text:p text:style-name="P5"/>
      <text:p text:style-name="P5"/>
      <text:p text:style-name="P5"/>
      <text:p text:style-name="P5"/>
      <text:p text:style-name="P4"/>
      <text:p text:style-name="P6"/>
      <text:p text:style-name="P19">Praca wykonana pod kierunkiem</text:p>
      <text:p text:style-name="P20"><text:s/>dr Andrzeja Zembrzuskiego</text:p>
      <text:p text:style-name="P21">Katedra Informatyki</text:p>
      <text:p text:style-name="P22"/>
      <text:p text:style-name="P22"/>
      <text:p text:style-name="P22"/>
      <text:p text:style-name="P9">Warszawa, <text:s/>2019 rok</text:p>
      <text:p text:style-name="P22"/>
      <text:p text:style-name="P22"/>
      <text:p text:style-name="P23"/>
      <text:p text:style-name="P10"><text:tab/><text:tab/><text:tab/><text:tab/><text:tab/><text:tab/><text:tab/><text:tab/></text:p>
      <text:p text:style-name="P4"/>
      <text:p text:style-name="P4"><text:soft-page-break/></text:p>
      <text:p text:style-name="P2"><text:span text:style-name="T4">O</text:span><text:span text:style-name="T4">świadczenie promotora pracy</text:span></text:p>
      <text:p text:style-name="P7"/>
      <text:p text:style-name="P3"><text:span text:style-name="T3">O</text:span><text:span text:style-name="T3">świadczam, że niniejsza praca została przygotowana pod moim kierunkiem <text:line-break/>i stwierdzam, że spełnia warunki do przedstawienia tej pracy w postępowaniu <text:line-break/>o nadanie tytułu zawodowego.</text:span></text:p>
      <text:p text:style-name="P7"/>
      <text:p text:style-name="P7"/>
      <text:p text:style-name="P11">Data ....................................<text:tab/><text:tab/>Podpis promotora pracy ...................................................</text:p>
      <text:p text:style-name="P7"/>
      <text:p text:style-name="P7"/>
      <text:p text:style-name="P7"/>
      <text:p text:style-name="P7"/>
      <text:p text:style-name="P7"/>
      <text:p text:style-name="P7"/>
      <text:p text:style-name="P7"/>
      <text:p text:style-name="P7"/>
      <text:p text:style-name="P7"/>
      <text:p text:style-name="P7"/>
      <text:p text:style-name="P2"><text:span text:style-name="T4">O</text:span><text:span text:style-name="T4">świadczenie autora pracy</text:span></text:p>
      <text:p text:style-name="P7"/>
      <text:p text:style-name="P3"><text:span text:style-name="T9">Świadom odpowiedzialności prawnej, w tym odpowiedzialności karnej za złożenie fałszywego oświadczenia, oświadczam, że niniejsza praca dyplomowa została napisana przeze mnie samodzielnie i nie zawiera treści uzyskanych w spos</text:span><text:span text:style-name="T9">ób niezgodny z obowi</text:span><text:span text:style-name="T9">ązującymi przepisami prawa, w szczeg</text:span><text:span text:style-name="T9">ólno</text:span><text:span text:style-name="T9">ści ustawą z dnia 4 lutego 1994 r. o prawie autorskim i prawach pokrewnych (Dz. U. Nr 90 poz. 631 z p</text:span><text:span text:style-name="T9">ó</text:span><text:span text:style-name="T9">źn. zm.)</text:span></text:p>
      <text:p text:style-name="P7"/>
      <text:p text:style-name="P3"><text:span text:style-name="T3">O</text:span><text:span text:style-name="T3">świadczam, że przedstawiona praca nie była wcześniej podstawą żadnej procedury związanej z nadaniem dyplomu lub uzyskaniem tytułu zawodowego.</text:span></text:p>
      <text:p text:style-name="P7"/>
      <text:p text:style-name="P3"><text:span text:style-name="T3">O</text:span><text:span text:style-name="T3">świadczam, że niniejsza wersja pracy jest identyczna z załączoną wersją elektroniczną.</text:span></text:p>
      <text:p text:style-name="P3"><text:span text:style-name="T3">Przyjmuj</text:span><text:span text:style-name="T3">ę do wiadomości, że praca dyplomowa poddana zostanie procedurze antyplagiatowej.</text:span></text:p>
      <text:p text:style-name="P4"/>
      <text:p text:style-name="P4"/>
      <text:p text:style-name="P4"/>
      <text:p text:style-name="P12">Data .....................................<text:tab/><text:tab/><text:tab/>Podpis autora pracy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13">Streszczenie</text:p>
      <text:p text:style-name="P7"/>
      <text:p text:style-name="P3"><text:span text:style-name="T4">Gra komputerowa</text:span><text:span text:style-name="T2"> </text:span><text:span text:style-name="T4">symuluj</text:span><text:span text:style-name="T4">ąca skok ze spadochronem z wykorzystaniem silnika Unreal Engine 4 i języka programowania C++</text:span></text:p>
      <text:p text:style-name="P7"/>
      <text:p text:style-name="P3"><text:span text:style-name="T3">W niniejszej pracy zosta</text:span><text:span text:style-name="T3">ła przedstawiona symulacja skoku ze spadochronem, wykorzystująca silnik Unreal Engine 4 oraz język programowania C++. Zachowane w grze prawa fizyki świata rzeczywistego pozwalają na opisanie przybliżonego ruchu, wykonywanego przez skoczka. Napisana przeze mnie gra umożliwia Graczowi (skoczkowi) uzyskiwanie coraz wyższej ilości punkt</text:span><text:span text:style-name="T3">ów, dzi</text:span><text:span text:style-name="T3">ęki pokonywaniu coraz większej ilości przeszk</text:span><text:span text:style-name="T3">ód.</text:span></text:p>
      <text:p text:style-name="P7"/>
      <text:p text:style-name="P7"/>
      <text:p text:style-name="P7"/>
      <text:p text:style-name="P7"/>
      <text:p text:style-name="P3"><text:span text:style-name="T3">S</text:span><text:span text:style-name="T3">łowa kluczowe: symulacja, gra komputerowa, Unreal Engine 4, programowanie, prawa fizyki, skok ze spadochronem</text:span></text:p>
      <text:p text:style-name="P7"/>
      <text:p text:style-name="P7"/>
      <text:p text:style-name="P7"/>
      <text:p text:style-name="P7"/>
      <text:p text:style-name="P7"/>
      <text:p text:style-name="P7"/>
      <text:p text:style-name="P7"/>
      <text:p text:style-name="P7"/>
      <text:p text:style-name="P7"/>
      <text:p text:style-name="P7"/>
      <text:p text:style-name="P13">Summary</text:p>
      <text:p text:style-name="P7"/>
      <text:p text:style-name="P14">Computer game simulating skydiving using Unreal Engine 4 and the programming language C ++</text:p>
      <text:p text:style-name="P7"/>
      <text:p text:style-name="P11">In this work, a parachute jump simulation was presented, using the Unreal Engine 4 engine and the C ++ programming language. The laws of real world physics preserved in the game allow to describe the approximate movement performed by the jumper. The game I wrote allows the player (jumper) to gain more and more points by overcoming more and more obstacles.</text:p>
      <text:p text:style-name="P7"/>
      <text:p text:style-name="P7"/>
      <text:p text:style-name="P7"/>
      <text:p text:style-name="P7"/>
      <text:p text:style-name="P11">Keywords: simulation, computer game, Unreal Engine 4, programming, laws of physics, skydiving</text:p>
      <text:p text:style-name="P2"><text:span text:style-name="T4">Spis</text:span><text:span text:style-name="T3"> </text:span><text:span text:style-name="T4">tre</text:span><text:span text:style-name="T4">ści</text:span><text:span text:style-name="T3">:</text:span></text:p>
      <text:p text:style-name="P5"/>
      <text:p text:style-name="P5"/>
      <text:p text:style-name="P4"/>
      <text:list xml:id="list9018085986674504327" text:style-name="L1">
        <text:list-item>
          <text:p text:style-name="P28"><text:span text:style-name="T3">Wst</text:span><text:span text:style-name="T3">ęp</text:span></text:p>
        </text:list-item>
        <text:list-item>
          <text:p text:style-name="P28"><text:span text:style-name="T3">Rozdzia</text:span><text:span text:style-name="T3">ł I. Wiadomości wprowadzające z zakresu fizyki.</text:span></text:p>
        </text:list-item>
      </text:list>
      <text:p text:style-name="P18">2.1. Zagadnienie grawitacji.</text:p>
      <text:p text:style-name="P17"><text:span text:style-name="T3">2.2. Zagadnienie si</text:span><text:span text:style-name="T3">ły oporu.</text:span></text:p>
      <text:p text:style-name="P17"><text:span text:style-name="T3">2.3. Zagadnienie si</text:span><text:span text:style-name="T3">ły nośnej.</text:span></text:p>
      <text:list xml:id="list1121621027742107171" text:style-name="L2">
        <text:list-item>
          <text:p text:style-name="P29"><text:span text:style-name="T3">Rozdzia</text:span><text:span text:style-name="T3">ł II. Wiadomości wprowadzające z zakresu informatyki.</text:span></text:p>
        </text:list-item>
      </text:list>
      <text:p text:style-name="P18"><text:soft-page-break/>3.1. Unreal Engine 4</text:p>
      <text:p text:style-name="P18">3.2. c++</text:p>
      <text:p text:style-name="P18">3.3. Implementacja</text:p>
      <text:list xml:id="list2322066473427007641" text:style-name="L3">
        <text:list-item>
          <text:p text:style-name="P30"><text:span text:style-name="T3">Rozdzia</text:span><text:span text:style-name="T3">ł III. Opis symulacji skoku spadochronowego.</text:span></text:p>
        </text:list-item>
      </text:list>
      <text:p text:style-name="P18">4.1. bhfh</text:p>
      <text:p text:style-name="P18">4.2. fgfg</text:p>
      <text:list xml:id="list6438270031184865023" text:style-name="L4">
        <text:list-item>
          <text:p text:style-name="P31">Podsumowanie</text:p>
        </text:list-item>
        <text:list-item>
          <text:p text:style-name="P31">Bibliografia</text:p>
        </text:list-item>
      </text:list>
      <text:p text:style-name="P4"/>
      <text:p text:style-name="P2"><text:span text:style-name="T4">Wst</text:span><text:span text:style-name="T4">ęp:</text:span></text:p>
      <text:p text:style-name="P4"/>
      <text:p text:style-name="P4"/>
      <text:p text:style-name="P3"><text:span text:style-name="T3"><text:tab/>Prawa fizyki rzeczywistego </text:span><text:span text:style-name="T3">świata pozwalają na opisanie przybliżonego ruchu, wykonywanego przez każdego człowieka. W niniejszej pracy inżynierskiej przedstawiona zostanie symulacja skoku ze spadochronem, a mianowicie ruch wykonywany przez skoczka w chwili …………. Do opisu tego ruchu zostaną użyte zagadnienia fizyczne takie jak: grawitacja, siła oporu i siła nośna. Aby zaimplementować ten ruch wykorzystany zostanie silnik Unreal Engine 4 oraz język programowania C++.</text:span></text:p>
      <text:p text:style-name="P7"/>
      <text:p text:style-name="P3"><text:span text:style-name="T3">Napisana przeze mnie gra umo</text:span><text:span text:style-name="T3">żliwia Graczowi (skoczkowi) uzyskiwanie coraz wyższej ilości punkt</text:span><text:span text:style-name="T3">ów, dzi</text:span><text:span text:style-name="T3">ęki pokonywaniu coraz większej ilości przeszk</text:span><text:span text:style-name="T3">ód.</text:span></text:p>
      <text:p text:style-name="P7"/>
      <text:p text:style-name="P3"><text:a xlink:type="simple" xlink:href="https://adventure.howstuffworks.com/skydiving1.htm" text:style-name="Internet_20_link" text:visited-style-name="Visited_20_Internet_20_Link"><text:span text:style-name="T10">https://adventure.howstuffworks.com/skydiving1.htm</text:span></text:a></text:p>
      <text:p text:style-name="P3"><text:a xlink:type="simple" xlink:href="https://adventure.howstuffworks.com/skydiving6.htm" text:style-name="Internet_20_link" text:visited-style-name="Visited_20_Internet_20_Link"><text:span text:style-name="T10">https://adventure.howstuffworks.com/skydiving6.htm</text:span></text:a></text:p>
      <text:p text:style-name="P3"><text:a xlink:type="simple" xlink:href="http://diverdriver.com/dehavilland-twin-otter/" text:style-name="Internet_20_link" text:visited-style-name="Visited_20_Internet_20_Link"><text:span text:style-name="T10">http://diverdriver.com/dehavilland-twin-otter/</text:span></text:a></text:p>
      <text:p text:style-name="P3"><text:a xlink:type="simple" xlink:href="http://www.dropzone.com/forum/Skydiving_C1/General_Skydiving_Discussions_F18/Newbie_Question,_Plane_Speeds_P2042536/" text:style-name="Internet_20_link" text:visited-style-name="Visited_20_Internet_20_Link"><text:span text:style-name="T10">http://www.dropzone.com/forum/Skydiving_C1/General_Skydiving_Discussions_F18/Newbie_Question,_Plane_Speeds_P2042536/</text:span></text:a></text:p>
      <text:p text:style-name="P3"><text:a xlink:type="simple" xlink:href="https://www.unitjuggler.com/convert-speed-from-ms-to-kt.html?val=45" text:style-name="Internet_20_link" text:visited-style-name="Visited_20_Internet_20_Link"><text:span text:style-name="T10">https://www.unitjuggler.com/convert-speed-from-ms-to-kt.html?val=45</text:span></text:a></text:p>
      <text:p text:style-name="P3"><text:a xlink:type="simple" xlink:href="https://pl.wikipedia.org/wiki/SiÅa_noÅna" text:style-name="Internet_20_link" text:visited-style-name="Visited_20_Internet_20_Link"><text:span text:style-name="T10"/></text:a></text:p>
      <text:p text:style-name="P3"><text:a xlink:type="simple" xlink:href="https://www.grc.nasa.gov/www/k-12/airplane/ldrat.html" text:style-name="Internet_20_link" text:visited-style-name="Visited_20_Internet_20_Link"><text:span text:style-name="T10">https://www.grc.nasa.gov/www/k-12/airplane/ldrat.html</text:span></text:a></text:p>
      <text:p text:style-name="P3"><text:a xlink:type="simple" xlink:href="https://www.grc.nasa.gov/www/k-12/airplane/lifteq.html" text:style-name="Internet_20_link" text:visited-style-name="Visited_20_Internet_20_Link"><text:span text:style-name="T10">https://www.grc.nasa.gov/www/k-12/airplane/lifteq.html</text:span></text:a></text:p>
      <text:p text:style-name="P3"><text:a xlink:type="simple" xlink:href="https://pdfs.semanticscholar.org/e956/0e12923567efef9e37bead23b9e85bfe0ca3.pdf" text:style-name="Internet_20_link" text:visited-style-name="Visited_20_Internet_20_Link"><text:span text:style-name="T10">https://pdfs.semanticscholar.org/e956/0e12923567efef9e37bead23b9e85bfe0ca3.pdf</text:span></text:a></text:p>
      <text:p text:style-name="P3"><text:a xlink:type="simple" xlink:href="https://pastebin.com/wp33zacP" text:style-name="Internet_20_link" text:visited-style-name="Visited_20_Internet_20_Link"><text:span text:style-name="T10">https://pastebin.com/wp33zacP</text:span></text:a></text:p>
      <text:p text:style-name="P1"><text:a xlink:type="simple" xlink:href="https://en.wikipedia.org/wiki/Free_fall" text:style-name="Internet_20_link" text:visited-style-name="Visited_20_Internet_20_Link"><text:span text:style-name="T10">https://en.wikipedia.org/wiki/Free_fall</text:span></text:a></text:p>
      <text:p text:style-name="P1"><text:a xlink:type="simple" xlink:href="https://pl.wikipedia.org/wiki/Przyspieszenie_ziemskie" text:style-name="Internet_20_link" text:visited-style-name="Visited_20_Internet_20_Link"><text:span text:style-name="T10">https://pl.wikipedia.org/wiki/Przyspieszenie_ziemskie</text:span></text:a></text:p>
      <text:p text:style-name="P1"><text:a xlink:type="simple" xlink:href="https://en.wikipedia.org/wiki/Drag_(physics)" text:style-name="Internet_20_link" text:visited-style-name="Visited_20_Internet_20_Link"><text:span text:style-name="T10">https://en.wikipedia.org/wiki/Drag_(physics)</text:span></text:a></text:p>
      <text:p text:style-name="P1"><text:a xlink:type="simple" xlink:href="https://en.wikipedia.org/wiki/Lift_(force)" text:style-name="Internet_20_link" text:visited-style-name="Visited_20_Internet_20_Link"><text:span text:style-name="T10">https://en.wikipedia.org/wiki/Lift_(force)</text:span></text:a></text:p>
      <text:p text:style-name="P1"><text:a xlink:type="simple" xlink:href="https://en.wikipedia.org/wiki/Lift-induced_drag" text:style-name="Internet_20_link" text:visited-style-name="Visited_20_Internet_20_Link"><text:span text:style-name="T10">https://en.wikipedia.org/wiki/Lift-induced_drag</text:span></text:a></text:p>
      <text:p text:style-name="P1"><text:a xlink:type="simple" xlink:href="https://en.wikipedia.org/wiki/Drag_coefficient" text:style-name="Internet_20_link" text:visited-style-name="Visited_20_Internet_20_Link"><text:span text:style-name="T10">https://en.wikipedia.org/wiki/Drag_coefficient</text:span></text:a></text:p>
      <text:p text:style-name="P1"><text:a xlink:type="simple" xlink:href="https://en.wikipedia.org/wiki/Density_of_air" text:style-name="Internet_20_link" text:visited-style-name="Visited_20_Internet_20_Link"><text:span text:style-name="T10">https://en.wikipedia.org/wiki/Density_of_air</text:span></text:a></text:p>
      <text:p text:style-name="P1"><text:a xlink:type="simple" xlink:href="http://www.sggw.pl/image/data/SGGW/bss/z_34_z_01-06-2016_prace_dyplomowe_SGGW_wytyczne.pdf" text:style-name="Internet_20_link" text:visited-style-name="Visited_20_Internet_20_Link"><text:span text:style-name="T10">http://www.sggw.pl/image/data/SGGW/bss/z_34_z_01-06-2016_prace_dyplomowe_SGGW_wytyczne.pdf</text:span></text:a></text:p>
      <text:p text:style-name="P1"><text:a xlink:type="simple" xlink:href="http://www.sggw.pl/image/data/SGGW/bss/z_34_z_01-06-2016_prace_dyplomowe_SGGW_wytyczne_z1.pdf" text:style-name="Internet_20_link" text:visited-style-name="Visited_20_Internet_20_Link"><text:span text:style-name="T10">http://www.sggw.pl/image/data/SGGW/bss/z_34_z_01-06-2016_prace_dyplomowe_SGGW_wytyczne_z1.pdf</text:span></text:a></text:p>
      <text:p text:style-name="P1"><text:a xlink:type="simple" xlink:href="https://www.youtube.com/watch?v=3L8rnCvXEkI" text:style-name="Internet_20_link" text:visited-style-name="Visited_20_Internet_20_Link"><text:span text:style-name="T10">https://www.youtube.com/watch?v=3L8rnCvXEkI</text:span></text:a></text:p>
      <text:p text:style-name="P1"><text:a xlink:type="simple" xlink:href="https://en.wikipedia.org/wiki/Gravity_of_Earth" text:style-name="Internet_20_link" text:visited-style-name="Visited_20_Internet_20_Link"><text:span text:style-name="T11">https://en.wikipedia.org/wiki/Gravity_of_Earth</text:span></text:a></text:p>
      <text:p text:style-name="P1"><text:a xlink:type="simple" xlink:href="https://en.wikipedia.org/wiki/Gravitational_constant" text:style-name="Internet_20_link" text:visited-style-name="Visited_20_Internet_20_Link"><text:span text:style-name="T11">https://en.wikipedia.org/wiki/Gravitational_constant</text:span></text:a></text:p>
      <text:p text:style-name="P1"><text:a xlink:type="simple" xlink:href="https://en.wikipedia.org/wiki/Earth_radius" text:style-name="Internet_20_link" text:visited-style-name="Visited_20_Internet_20_Link"><text:span text:style-name="T11">https://en.wikipedia.org/wiki/Earth_radius</text:span></text:a></text:p>
      <text:p text:style-name="P1"><text:a xlink:type="simple" xlink:href="https://en.wikipedia.org/wiki/Earth" text:style-name="Internet_20_link" text:visited-style-name="Visited_20_Internet_20_Link"><text:span text:style-name="T11">https://en.wikipedia.org/wiki/Earth</text:span></text:a></text:p>
      <text:p text:style-name="P1"><text:a xlink:type="simple" xlink:href="https://en.wikipedia.org/wiki/Latitude" text:style-name="Internet_20_link" text:visited-style-name="Visited_20_Internet_20_Link"><text:span text:style-name="T11">https://en.wikipedia.org/wiki/Latitude</text:span></text:a></text:p>
      <text:p text:style-name="P1"><text:a xlink:type="simple" xlink:href="https://en.wikipedia.org/wiki/Density_of_air" text:style-name="Internet_20_link" text:visited-style-name="Visited_20_Internet_20_Link"><text:span text:style-name="T11">https://en.wikipedia.org/wiki/Density_of_air</text:span></text:a></text:p>
      <text:p text:style-name="P1"><text:a xlink:type="simple" xlink:href="https://en.wikipedia.org/wiki/Angle_of_attack" text:style-name="Internet_20_link" text:visited-style-name="Visited_20_Internet_20_Link"><text:span text:style-name="T11">https://en.wikipedia.org/wiki/Angle_of_attack</text:span></text:a></text:p>
      <text:p text:style-name="P1"><text:soft-page-break/><text:a xlink:type="simple" xlink:href="https://en.wikipedia.org/wiki/Projected_area" text:style-name="Internet_20_link" text:visited-style-name="Visited_20_Internet_20_Link"><text:span text:style-name="T11">https://en.wikipedia.org/wiki/Projected_area</text:span></text:a></text:p>
      <text:p text:style-name="P1"><text:a xlink:type="simple" xlink:href="https://www.deviantart.com/millenniumman001/art/Superhero-Male-Character-Model-Sheet-Mannequin-598071477" text:style-name="Internet_20_link" text:visited-style-name="Visited_20_Internet_20_Link"><text:span text:style-name="T10">https://www.deviantart.com/millenniumman001/art/Superhero-Male-Character-Model-Sheet-Mannequin-598071477</text:span></text:a></text:p>
      <text:p text:style-name="P1"><text:a xlink:type="simple" xlink:href="http://wfp.asp.krakow.pl/ergonomia2/pliki/10_dane-antropometryczne_mezczyzni-pl.pdf" text:style-name="Internet_20_link" text:visited-style-name="Visited_20_Internet_20_Link"><text:span text:style-name="T10">http://wfp.asp.krakow.pl/ergonomia2/pliki/10_dane-antropometryczne_mezczyzni-pl.pdf</text:span></text:a></text:p>
      <text:p text:style-name="P1"><text:a xlink:type="simple" xlink:href="https://upload.wikimedia.org/wikipedia/commons/0/03/De_Havilland_Canada_UV-18A_TWIN_OTTER.png" text:style-name="Internet_20_link" text:visited-style-name="Visited_20_Internet_20_Link"><text:span text:style-name="T10">https://upload.wikimedia.org/wikipedia/commons/0/03/De_Havilland_Canada_UV-18A_TWIN_OTTER.png</text:span></text:a><text:span text:style-name="T3"><text:line-break/></text:span><text:a xlink:type="simple" xlink:href="https://www.quora.com/What-is-the-minimum-altitude-to-deploy-your-parachute" text:style-name="Internet_20_link" text:visited-style-name="Visited_20_Internet_20_Link"><text:span text:style-name="T10">https://www.quora.com/What-is-the-minimum-altitude-to-deploy-your-parachute</text:span></text:a></text:p>
      <text:p text:style-name="P1"><text:a xlink:type="simple" xlink:href="https://courses.lumenlearning.com/physics/chapter/5-2-drag-forces/" text:style-name="Internet_20_link" text:visited-style-name="Visited_20_Internet_20_Link"><text:span text:style-name="T10">https://courses.lumenlearning.com/physics/chapter/5-2-drag-forces/</text:span></text:a></text:p>
      <text:p text:style-name="P1"><text:span text:style-name="T10">https://en.wikipedia.org/wiki/Speed_skydiving</text:span></text:p>
      <text:p text:style-name="P4"/>
      <text:p text:style-name="P4"/>
      <text:p text:style-name="P4"/>
      <table:table table:name="Tabela2" table:style-name="Tabela2">
        <table:table-column table:style-name="Tabela2.A"/>
        <table:table-column table:style-name="Tabela2.B"/>
        <table:table-row>
          <table:table-cell table:style-name="Tabela2.A1" table:number-rows-spanned="2" office:value-type="string">
            <text:p text:style-name="P24"><text:span text:style-name="T12">cos α </text:span>= </text:p>
          </table:table-cell>
          <table:table-cell table:style-name="Tabela2.A1" office:value-type="string">
            <text:p text:style-name="P26"><text:span text:style-name="T13">a</text:span>·<text:span text:style-name="T13">b</text:span></text:p>
          </table:table-cell>
        </table:table-row>
        <table:table-row>
          <table:covered-table-cell/>
          <table:table-cell table:style-name="Tabela2.A1" office:value-type="string">
            <text:p text:style-name="P25">|<text:span text:style-name="T13">a</text:span>|·|<text:span text:style-name="T13">b</text:span>|</text:p>
          </table:table-cell>
        </table:table-row>
      </table:table>
      <text:p text:style-name="P4">Wyrażenie te powinno zawsze zwracać wartość z przedziału &lt;-1;1&gt;, jednak przez brak dokładności obliczeń, gdy wartość ta powinna być bliska bądź nawet równa -1, lub 1, to może się zdarzyć, że program zwróci wartość niewiele większą od 1, bądź mniejszą od -1. Jednak wyświetlając tę liczbę na ekranie otrzymamy po prostu 1/-1, gdyż Unity zanim wyświetli liczby, najpierw konwertuje je na stringa, przy czym zaokrągla je automatycznie do maksymalnie sześciu miejsc po przecinku. Jednak jeśli wrzucić tą wartość do arcusa cosinusa, to zwróci nam NaN(not a number), gdyż Mathf.Acos przyjmuje tylko wartości z przedziału &lt;-1;1&gt;. Powoduje to potem lawinę NaN'ów i wszystkie zmienne, które bezpośrednio, lub pośrednio korzystają z AngleOfAttack również stają się NaN. W związku z tym trzeba się zabezpieczyć przed taką możliwością i przed wrzuceniem naszej wartości do Mathf.Acos, najpierw zastosować Mathf.Clamp(wartość,-1,1), która sprawi, że jeśli nasza wartość będzie mniejsza niż -1, to ustawi ją na -1, a jak będzie większa od 1, to ustawi ją na 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3"><text:span text:style-name="T3">Wyra</text:span><text:span text:style-name="T3">żam zgodę na udostępnienie mojej pracy w czytelniach Biblioteki SGGW <text:line-break/>w tym w Archiwum Prac Dyplomowych SGGW.</text:span></text:p>
      <text:p text:style-name="P4"/>
      <text:p text:style-name="P4"/>
      <text:p text:style-name="P4"/>
      <text:p text:style-name="P4"/>
      <text:p text:style-name="P12"><text:tab/><text:tab/><text:tab/><text:tab/><text:tab/><text:tab/><text:tab/>.................................................................</text:p>
      <text:p text:style-name="P1"><text:span text:style-name="T3"><text:tab/><text:tab/><text:tab/><text:tab/><text:tab/><text:tab/><text:tab/><text:tab/></text:span><text:span text:style-name="T1">(czytelny podpis autora pracy)</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MJI" svg:font-family="MJI"/>
    <style:font-face style:name="Symbol" svg:font-family="Symbol"/>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2-05T09:05:16.50</dc:date>
    <meta:editing-duration>P8DT8H18M46S</meta:editing-duration>
    <meta:editing-cycles>2</meta:editing-cycles>
    <meta:generator>OpenOffice/4.1.5$Win32 OpenOffice.org_project/415m1$Build-9789</meta:generator>
    <meta:document-statistic meta:table-count="1" meta:image-count="0" meta:object-count="0" meta:page-count="10" meta:paragraph-count="90" meta:word-count="725" meta:character-count="7013"/>
  </office:meta>
</office:document-meta>
</file>